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b1fc8"/>
    </style:style>
    <style:style style:name="P2" style:family="paragraph" style:parent-style-name="Table_20_Contents">
      <style:text-properties style:font-name="Times New Roman" fo:font-weight="bold" officeooo:rsid="001a75a1" officeooo:paragraph-rsid="000b1fc8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b1fc8"/>
    </style:style>
    <style:style style:name="P4" style:family="paragraph" style:parent-style-name="Table_20_Contents">
      <style:text-properties style:font-name="Times New Roman" fo:font-size="10pt" officeooo:rsid="001a75a1" officeooo:paragraph-rsid="000b1fc8" style:font-size-asian="10pt" style:font-size-complex="10pt"/>
    </style:style>
    <style:style style:name="P5" style:family="paragraph" style:parent-style-name="Table_20_Contents">
      <style:text-properties style:font-name="Times New Roman" officeooo:paragraph-rsid="000b1fc8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0b1fc8" officeooo:paragraph-rsid="000b1fc8"/>
    </style:style>
    <style:style style:name="T1" style:family="text">
      <style:text-properties officeooo:rsid="000bbb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Microsoft / </text:span>Windows</text:p>
      <table:table table:name="Table1" table:style-name="Table1">
        <table:table-column table:style-name="Table1.A"/>
        <table:table-column table:style-name="Table1.B"/>
        <table:table-row table:style-name="TableLine1324280528112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1324280528928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13242805335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13242805300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035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https://docs.microsoft.com/en-us/learn/certifications/</text:p>
          </table:table-cell>
        </table:table-row>
        <table:table-row table:style-name="TableLine13242805338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52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763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292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05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79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73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60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844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02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68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137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21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872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24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30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62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11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70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89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334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926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171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062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95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3980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19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225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252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280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307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36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388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44160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830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99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2592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313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7216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61568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Line1324280555584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9T02:57:29.086000000</meta:creation-date>
    <dc:date>2021-08-19T06:35:14.423000000</dc:date>
    <meta:editing-duration>PT2M7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6" meta:word-count="12" meta:character-count="118" meta:non-whitespace-character-count="112"/>
  </office:meta>
</office:document-meta>
</file>